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face style:name="Times New Roman" svg:font-family="'Times New Roman'" style:font-family-generic="roman"/>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c5bc7"/>
    </style:style>
    <style:style style:name="P2" style:family="paragraph" style:parent-style-name="Standard" style:master-page-name="Standard">
      <style:paragraph-properties fo:margin-top="0cm" fo:margin-bottom="0.199cm" loext:contextual-spacing="false" style:page-number="auto"/>
    </style:style>
    <style:style style:name="T1" style:family="text">
      <style:text-properties fo:language="de" fo:country="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geo AB 10_G]] Geographie; Arthur Benommen.</text:span></text:p>
      <text:p text:style-name="P1"><text:span text:style-name="T1">In der Geographie-Epoche lernten die Schüler Phänomene des Wetters und des Klimas kennen. Sie verfolgten das tägliche Wettergeschehen in Zusammenhang mit der Verteilung von Hoch- und Tiefdruckgebieten und erstellten dazu eine eigene Graphik.</text:span></text:p>
      <text:p text:style-name="Standard"/>
      <text:p text:style-name="Standard">[101] 10_G/Gym: Annegret Adelig.</text:p>
      <text:p text:style-name="P1"><text:span text:style-name="T1">Annegret arbeitete im Unterricht aufmerksam mit und entwickelte sehr viel Interesse für die Thematik. Ihre mündlichen Beiträge waren inhaltlich erfreulich, sie sollte sich zukünftig aber mündlich aktiver beteiligen. Das Epochenheft gestaltete sie ausgesprochen schön und vollständig, und ihren Wetterbericht fertigte sie zuverlässig an. In der Abschlussarbeit erreichte sie nahezu die maximal mögliche Leistung und erzielte somit insgesamt ein sehr gutes Epochenergebnis.</text:span></text:p>
      <text:p text:style-name="Standard"/>
      <text:p text:style-name="Standard">[102] 10_G/Gym: Bertha Bunte.</text:p>
      <text:p text:style-name="P1"><text:span text:style-name="T1">Bertha arbeitete im Unterricht stets aufmerksam mit und entwickelte Interesse für die Thematik. Ihre mündlichen Beiträge waren inhaltlich erfreulich, sie hat sich aber relativ wenig beteiligt. Den Wetterbericht stellte sie zuverlässig zusammen, und das Epochenheft gestaltete sie sehr schön. Die Abschlussarbeit ergab jedoch ein für ihre Möglichkeiten schwächeres Ergebnis, da Grundlagen fehlten und nicht alle Zusammenhänge erklärt werden konnten. Insgesamt erreichte sie ein ordentliches Epochenergebnis.</text:span></text:p>
      <text:p text:style-name="Standard"/>
      <text:p text:style-name="Standard">[103] 10_G/Gym: Christian Carstensen.</text:p>
      <text:p text:style-name="P1"><text:span text:style-name="T1">Christian arbeitete im Unterricht <text:s/>aufmerksam, interessiert und mündlich teilweise aktiv mit. Seine Beiträge waren ansprechend, den Wetterbericht hat er angemessen zusammengestellt. Das Epochenheft hat er aber nicht abgegeben. In der Abschlussarbeit erreichte er etwa die Hälfte der maximal möglichen Leistung und zeigte damit insgesamt ein befriedigendes Epochenergebnis.</text:span></text:p>
      <text:p text:style-name="Standard"/>
      <text:p text:style-name="Standard">[104] 10_G/Gym: David Dämmermann.</text:p>
      <text:p text:style-name="P1"><text:span text:style-name="T1">David arbeitete im Unterricht <text:s/>meistens aufmerksam, interessiert und mündlich ab und zu mit. Allerdings war er auch öfter abgelenkt. Seine mündlichen Beiträge waren ordentlich, den Wetterbericht hat er angemessen zusammengestellt. Das Epochenheft hat er aber nicht abgegeben. In der Abschlussarbeit erreichte er knapp die Hälfte der maximal möglichen Leistung und zeigte damit insgesamt ein befriedigendes Epochenergebnis.</text:span></text:p>
      <text:p text:style-name="Standard"/>
      <text:p text:style-name="Standard">[111] 10_G/RS: Martin Minsky.</text:p>
      <text:p text:style-name="P1"><text:span text:style-name="T1">Martin arbeitete im Unterricht <text:s/>meistens aufmerksam, interessiert und mündlich aktiv mit. Seine Beiträge waren wie der erforderliche Wetterbericht inhaltlich ansprechend. Das Epochenheft hat er aber nicht abgegeben. In der Abschlussarbeit erreichte er etwa zwei Drittel der maximal möglichen Leistung und zeigte damit insgesamt ein noch gutes Epochenergebnis.</text:span></text:p>
      <text:p text:style-name="Standard"/>
      <text:p text:style-name="Standard">[112] 10_G/RS: Nellie Nümann.</text:p>
      <text:p text:style-name="P1"><text:span text:style-name="T1">Nellie arbeitete im Unterricht stets aufmerksam mit und entwickelte viel Interesse für die Thematik. Ihre regelmäßigen mündlichen Beiträge waren inhaltlich erfreulich, die Fragen angemessen. Das Epochenheft gestaltete sie ansprechend, ihr Wetterbericht zutreffend. In der Abschlussarbeit erzielte sie ein erfreuliches Ergebnis und erreichte insgesamt ein gutes Resultat in der Epoche.</text:span></text:p>
      <text:p text:style-name="Standard"><text:soft-page-break/></text:p>
      <text:p text:style-name="Standard">[275] 10_G/RS: Ole Olsson.</text:p>
      <text:p text:style-name="P1"><text:span text:style-name="T1">Ole arbeitete im Unterricht <text:s/>aufmerksam, mündlich aber sehr zurückhaltend mit. Das Epochenheft hat er nicht ganz ordentlich geführt, seinen Wetterbericht fertigte er jedoch zufriedenstellend an. In der Abschlussarbeit erreichte er ein Viertel der maximal möglichen Leistung und zeigte damit insgesamt ein ausreichendes Epochenergebnis.</text:span></text:p>
      <text:p text:style-name="Standard"/>
      <text:p text:style-name="Standard">[201] 10_G/RS: Penelope Plaß.</text:p>
      <text:p text:style-name="P1"><text:span text:style-name="T1">Penelope arbeitete im Unterricht aufmerksam mit und entwickelte sehr viel Interesse für die Thematik. Ihre regelmäßigen mündlichen Beiträge waren inhaltlich sehr erfreulich, das Epochenheft gestaltete sie ausgesprochen schön und vollständig. Ihren Wetterbericht fertigte sie zuverlässig an. In der Abschlussarbeit erreichte sie annähernd die maximal mögliche Leistung und erzielte somit insgesamt ein sehr gutes Epochenergebni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face style:name="Times New Roman" svg:font-family="'Times New Roman'" style:font-family-generic="roman"/>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de" fo:country="DE" style:letter-kerning="false" style:font-name-asian="DejaVu Sans"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0pt" fo:language="de" fo:country="DE" style:letter-kerning="false" style:font-name-asian="DejaVu Sans"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loext:contextual-spacing="false" fo:text-align="start" style:justify-single-word="false" fo:orphans="2" fo:widows="2" style:writing-mode="lr-tb"/>
      <style:text-properties fo:color="#00000a" style:font-name="Times New Roman" fo:font-family="'Times New Roman'" style:font-family-generic="roman" fo:font-size="12pt" fo:language="de" fo:country="DE" style:font-name-asian="DejaVu Sans" style:font-family-asian="'DejaVu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Times New Roman" fo:font-family="'Times New Roman'" style:font-family-generic="roman"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style:writing-mode="lr-tb"/>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4T21:50:12</meta:creation-date>
    <dc:language>de-DE</dc:language>
    <dc:creator>mt</dc:creator>
    <dc:date>2018-03-02T16:39:54.336473754</dc:date>
    <meta:editing-cycles>5</meta:editing-cycles>
    <meta:editing-duration>PT6M56S</meta:editing-duration>
    <meta:generator>LibreOffice/6.0.2.1$Linux_X86_64 LibreOffice_project/00m0$Build-1</meta:generator>
    <meta:document-statistic meta:table-count="0" meta:image-count="0" meta:object-count="0" meta:page-count="2" meta:paragraph-count="18" meta:word-count="493" meta:character-count="3806" meta:non-whitespace-character-count="3327"/>
  </office:meta>
</office:document-meta>
</file>